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st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st0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st0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st03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st04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m05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m06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m07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m08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m09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mm10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mm11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mmm12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mmm13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mmmm14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mm15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mmommomm16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mmommommomm17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MMMM18</text:p>
          </table:table-cell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MMMM19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m20</text:p>
          </table:table-cell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m21</text:p>
          </table:table-cell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m22</text:p>
          </table:table-cell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m23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Match</text:p>
          </table:table-cell>
          <table:table-cell table:number-columns-repeated="2"/>
          <table:table-cell office:value-type="string" calcext:value-type="string">
            <text:p>Will NOT match</text:p>
          </table:table-cell>
          <table:table-cell/>
        </table:table-row>
        <table:table-row table:style-name="ro1">
          <table:table-cell office:value-type="string" calcext:value-type="string">
            <text:p>tom24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ab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aaaaaab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b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abc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abbc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abbbc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aaaabbbb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aaab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aaabbbccc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abd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c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abcdef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bc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abcdefabc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abbbb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cab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bbbccc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caab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d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cdef</text:p>
          </table:table-cell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cdefabc</text:p>
          </table:table-cell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b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ab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b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1T00:50:27.136520000</meta:creation-date>
    <dc:date>2015-01-21T12:18:07.452506000</dc:date>
    <meta:editing-duration>PT10H21M28S</meta:editing-duration>
    <meta:editing-cycles>1</meta:editing-cycles>
    <meta:document-statistic meta:table-count="1" meta:cell-count="114" meta:object-count="0"/>
    <meta:generator>LibreOffice/4.2.5.2$MacOSX_x86 LibreOffice_project/61cb170a04bb1f12e77c884eab9192be736ec5f5</meta:generator>
  </office:meta>
</office:document-meta>
</file>